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72607173FF.png" manifest:media-type="image/png"/>
  <manifest:file-entry manifest:full-path="Pictures/10000201000001C600000189B5B05BEE.png" manifest:media-type="image/png"/>
  <manifest:file-entry manifest:full-path="Pictures/100002010000010E00000168DA0B9A0D.png" manifest:media-type="image/png"/>
  <manifest:file-entry manifest:full-path="Pictures/100002010000012C0000012CE2E35976.png" manifest:media-type="image/png"/>
  <manifest:file-entry manifest:full-path="Pictures/100002010000028A0000016EF112B664.png" manifest:media-type="image/png"/>
  <manifest:file-entry manifest:full-path="Pictures/1000020100000280000001681DE46035.png" manifest:media-type="image/png"/>
  <manifest:file-entry manifest:full-path="Pictures/10000201000000F4000000C4AEF952AA.png" manifest:media-type="image/png"/>
  <manifest:file-entry manifest:full-path="Pictures/1000020100000280000001AEFD47A654.png" manifest:media-type="image/png"/>
  <manifest:file-entry manifest:full-path="Pictures/10000201000001680000016840872F6E.png" manifest:media-type="image/png"/>
  <manifest:file-entry manifest:full-path="Pictures/1000020100000ACC00000A887D7601A7.png" manifest:media-type="image/png"/>
  <manifest:file-entry manifest:full-path="Pictures/1000020100000100000000FBF86233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mpagne &amp; Limousines" svg:font-family="'Champagne &amp; Limousines'" style:font-pitch="variable"/>
    <style:font-face style:name="Champagne &amp; Limousines Thick" svg:font-family="'Champagne &amp; Limousines Thi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5f_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font-name="Champagne &amp; Limousines"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font-name="Champagne &amp; Limousines" fo:font-size="80pt" style:font-size-asian="80pt" style:font-size-complex="80pt"/>
    </style:style>
    <style:style style:name="T2" style:family="text">
      <style:text-properties style:font-name="Champagne &amp; Limousines Thick" fo:font-size="22pt" style:font-size-asian="22pt" style:font-size-complex="22pt"/>
    </style:style>
    <style:style style:name="T3" style:family="text">
      <style:text-properties style:font-name="Champagne &amp; Limousines Thick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3.644cm" svg:x="0cm" svg:y="8.956cm">
          <draw:text-box>
            <text:p text:style-name="P1"><text:span text:style-name="T1">Civil Disobediance.j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6.772cm" svg:height="6.64cm" svg:x="10.725cm" svg:y="7.263cm">
          <draw:image xlink:href="Pictures/1000020100000100000000FBF86233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7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7.196cm">
          <draw:image xlink:href="Pictures/1000020100000ACC00000A887D7601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3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3.196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7.346cm" svg:height="7.345cm" svg:x="5.5cm" svg:y="10.6cm">
          <draw:image xlink:href="Pictures/10000201000001680000016840872F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6.772cm" svg:height="6.64cm" svg:x="5.725cm" svg:y="3.263cm">
          <draw:image xlink:href="Pictures/1000020100000100000000FBF8623345.png" xlink:type="simple" xlink:show="embed" xlink:actuate="onLoad">
            <text:p/>
          </draw:image>
        </draw:frame>
        <draw:frame draw:style-name="gr3" draw:text-style-name="P3" draw:layer="layout" svg:width="6.858cm" svg:height="6.69cm" svg:x="15.8cm" svg:y="3.196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7.346cm" svg:height="7.345cm" svg:x="5.5cm" svg:y="10.6cm">
          <draw:image xlink:href="Pictures/10000201000001680000016840872F6E.png" xlink:type="simple" xlink:show="embed" xlink:actuate="onLoad">
            <text:p/>
          </draw:image>
        </draw:frame>
        <draw:frame draw:style-name="gr3" draw:text-style-name="P3" draw:layer="layout" svg:width="10.99cm" svg:height="7.384cm" svg:x="13.7cm" svg:y="10.687cm">
          <draw:image xlink:href="Pictures/1000020100000280000001AEFD47A6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3" draw:layer="layout" svg:width="16.932cm" svg:height="9.524cm" svg:x="5.645cm" svg:y="5.876cm">
          <draw:image xlink:href="Pictures/1000020100000280000001681DE460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>
        <office:forms form:automatic-focus="false" form:apply-design-mode="false"/>
        <draw:frame draw:style-name="gr3" draw:text-style-name="P3" draw:layer="layout" svg:width="6.858cm" svg:height="6.69cm" svg:x="18.1cm" svg:y="6.8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13.997cm" svg:height="7.881cm" svg:x="2.303cm" svg:y="6.319cm">
          <draw:image xlink:href="Pictures/100002010000028A0000016EF112B6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>
        <office:forms form:automatic-focus="false" form:apply-design-mode="false"/>
        <draw:frame draw:style-name="gr3" draw:text-style-name="P3" draw:layer="layout" svg:width="6.858cm" svg:height="6.69cm" svg:x="18.1cm" svg:y="9.8cm">
          <draw:image xlink:href="Pictures/1000020100000ACC00000A887D7601A7.png" xlink:type="simple" xlink:show="embed" xlink:actuate="onLoad">
            <text:p/>
          </draw:image>
        </draw:frame>
        <draw:frame draw:style-name="gr3" draw:text-style-name="P3" draw:layer="layout" svg:width="13.997cm" svg:height="7.881cm" svg:x="2.303cm" svg:y="9.319cm">
          <draw:image xlink:href="Pictures/100002010000028A0000016EF112B664.png" xlink:type="simple" xlink:show="embed" xlink:actuate="onLoad">
            <text:p/>
          </draw:image>
        </draw:frame>
        <draw:frame draw:style-name="gr1" draw:text-style-name="P2" draw:layer="layout" svg:width="28cm" svg:height="3.644cm" svg:x="0cm" svg:y="2.956cm">
          <draw:text-box>
            <text:p text:style-name="P1"><text:span text:style-name="T1">Civil Disobedia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7.937cm" svg:height="7.937cm" svg:x="15.2cm" svg:y="6.614cm">
          <draw:image xlink:href="Pictures/100002010000012C0000012CE2E359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7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5.55cm" svg:height="7.4cm" svg:x="16.857cm" svg:y="7cm">
          <draw:image xlink:href="Pictures/100002010000010E00000168DA0B9A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3" draw:layer="layout" svg:width="7.346cm" svg:height="7.345cm" svg:x="5.5cm" svg:y="3cm">
          <draw:image xlink:href="Pictures/10000201000001680000016840872F6E.png" xlink:type="simple" xlink:show="embed" xlink:actuate="onLoad">
            <text:p/>
          </draw:image>
        </draw:frame>
        <draw:frame draw:style-name="gr4" draw:text-style-name="P3" draw:layer="layout" svg:width="5.55cm" svg:height="7.4cm" svg:x="16.857cm" svg:y="3cm">
          <draw:image xlink:href="Pictures/100002010000010E00000168DA0B9A0D.png" xlink:type="simple" xlink:show="embed" xlink:actuate="onLoad">
            <text:p/>
          </draw:image>
        </draw:frame>
        <draw:frame draw:style-name="gr4" draw:text-style-name="P3" draw:layer="layout" svg:width="7.411cm" svg:height="6.415cm" svg:x="10cm" svg:y="12.082cm">
          <draw:image xlink:href="Pictures/10000201000001C600000189B5B05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3" draw:layer="layout" svg:width="17.168cm" svg:height="13.434cm" svg:x="4.416cm" svg:y="2.083cm">
          <draw:image xlink:href="Pictures/100002010000032000000272607173FF.png" xlink:type="simple" xlink:show="embed" xlink:actuate="onLoad">
            <text:p/>
          </draw:image>
        </draw:frame>
        <draw:frame draw:style-name="gr5" draw:text-style-name="P3" draw:layer="layout" svg:width="17.6cm" svg:height="2.918cm" svg:x="5.2cm" svg:y="16.4cm">
          <draw:text-box>
            <text:p text:style-name="P3"><text:span text:style-name="T2">Creating noise-as-a-service, as an act of civil disobedience, that attacks the wholesale surveillance of Australian citizens under the data retention progra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3" draw:layer="layout" svg:width="7.984cm" svg:height="6.247cm" svg:x="18.6cm" svg:y="1.083cm">
          <draw:image xlink:href="Pictures/100002010000032000000272607173FF.png" xlink:type="simple" xlink:show="embed" xlink:actuate="onLoad">
            <text:p/>
          </draw:image>
        </draw:frame>
        <draw:frame draw:style-name="gr5" draw:text-style-name="P5" draw:layer="layout" svg:width="19.2cm" svg:height="2.918cm" svg:x="4.4cm" svg:y="10.4cm">
          <draw:text-box>
            <text:p text:style-name="P5"><text:span text:style-name="T3">https://github.com/bendechrai/squaw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3" draw:layer="layout" svg:width="7.984cm" svg:height="6.247cm" svg:x="18.6cm" svg:y="1.083cm">
          <draw:image xlink:href="Pictures/100002010000032000000272607173FF.png" xlink:type="simple" xlink:show="embed" xlink:actuate="onLoad">
            <text:p/>
          </draw:image>
        </draw:frame>
        <draw:frame draw:style-name="gr4" draw:text-style-name="P3" draw:layer="layout" svg:width="14.205cm" svg:height="11.41cm" svg:x="4.898cm" svg:y="7.99cm">
          <draw:image xlink:href="Pictures/10000201000000F4000000C4AEF952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mpagne &amp; Limousines" svg:font-family="'Champagne &amp; Limousines'" style:font-pitch="variable"/>
    <style:font-face style:name="Champagne &amp; Limousines Thick" svg:font-family="'Champagne &amp; Limousines Thi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Dechrai</meta:initial-creator>
    <meta:creation-date>2015-10-29T14:23:52.009987381</meta:creation-date>
    <dc:date>2015-10-29T14:45:35.777910812</dc:date>
    <dc:creator>Ben Dechrai</dc:creator>
    <meta:editing-duration>PT21M15S</meta:editing-duration>
    <meta:editing-cycles>4</meta:editing-cycles>
    <meta:generator>LibreOffice/4.3.3.2$Linux_X86_64 LibreOffice_project/430m0$Build-2</meta:generator>
    <meta:document-statistic meta:object-count="86"/>
  </office:meta>
</office:document-meta>
</file>